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185721"/>
    </style:style>
    <style:style style:name="P2" style:family="paragraph" style:parent-style-name="Standard">
      <style:text-properties officeooo:paragraph-rsid="00185721"/>
    </style:style>
    <style:style style:name="gr1" style:family="graphic">
      <style:graphic-properties draw:textarea-horizontal-align="justify" draw:textarea-vertical-align="middle" draw:auto-grow-height="false" fo:min-height="5.246cm" fo:min-width="15.48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custom-shape text:anchor-type="paragraph" draw:z-index="0" draw:name="Shape1" draw:style-name="gr1" svg:width="16.05cm" svg:height="5.811cm" svg:x="0.041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Miklos Vajna</dc:creator>
    <meta:editing-cycles>3</meta:editing-cycles>
    <meta:creation-date>2019-01-24T15:32:00</meta:creation-date>
    <dc:date>2019-01-28T10:59:32.545395757</dc:date>
    <meta:editing-duration>PT4M50S</meta:editing-duration>
    <meta:generator>LibreOfficeDev/6.3.0.0.alpha0$Linux_X86_64 LibreOffice_project/3800c474757ef47676bbd6f5c7de5277fea64ac0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